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051cm" draw:marker-start="Arrowheads_20_1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102cm" svg:stroke-color="#ff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051cm" draw:marker-start="Arrow" draw:marker-start-width="0.276cm" draw:marker-end="" draw:marker-end-width="0.276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8" style:family="graphic" style:parent-style-name="objectwithoutfill">
      <style:graphic-properties draw:stroke="dash" draw:stroke-dash="Fine_20_Dashed"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22" style:family="graphic" style:parent-style-name="standard">
      <style:graphic-properties svg:stroke-width="0.051cm" svg:stroke-color="#000000" draw:marker-start-width="0.277cm" draw:marker-end-width="0.277cm" draw:fill="none" draw:textarea-vertical-align="middle" draw:auto-grow-height="false" fo:min-height="0.749cm" fo:min-width="0.499cm" fo:padding-top="0.151cm" fo:padding-bottom="0.151cm" fo:padding-left="0.276cm" fo:padding-right="0.276cm"/>
    </style:style>
    <style:style style:name="gr23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26" style:family="graphic" style:parent-style-name="objectwithoutfill">
      <style:graphic-properties svg:stroke-width="0.102cm" svg:stroke-color="#ff0000" draw:marker-start="Arrow" draw:marker-start-width="0.352cm" draw:marker-end="" draw:marker-end-width="0.352cm" draw:fill="none" draw:textarea-vertical-align="middle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051cm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textarea-horizontal-align="justify" draw:textarea-vertical-align="middle" draw:auto-grow-height="false"/>
    </style:style>
    <style:style style:name="gr29" style:family="graphic">
      <style:graphic-properties style:protect="size"/>
    </style:style>
    <style:style style:name="gr30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31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32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paragraph-properties fo:text-align="center"/>
      <style:text-properties fo:color="#ffffff" fo:font-size="12pt" style:font-size-asian="12pt" style:font-size-complex="12pt"/>
    </style:style>
    <style:style style:name="P5" style:family="paragraph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2pt" style:font-size-asian="12pt" style:font-size-complex="12pt"/>
    </style:style>
    <style:style style:name="P8" style:family="paragraph">
      <style:text-properties fo:font-size="11pt" style:font-size-asian="11pt" style:font-size-complex="11pt"/>
    </style:style>
    <style:style style:name="P9" style:family="paragraph">
      <style:paragraph-properties fo:text-align="center"/>
      <style:text-properties fo:font-size="11pt" style:font-size-asian="11pt" style:font-size-complex="11pt"/>
    </style:style>
    <style:style style:name="P10" style:family="paragraph">
      <style:paragraph-properties fo:text-align="center"/>
      <style:text-properties fo:font-style="italic" style:font-style-asian="italic" style:font-style-complex="italic"/>
    </style:style>
    <style:style style:name="P11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8.636cm" svg:height="1.27cm" svg:x="1.27cm" svg:y="2.794cm">
          <text:p text:style-name="P1"><text:span text:style-name="T1">root12fms Output files</text:span></text:p>
          <text:p text:style-name="P1"><text:span text:style-name="T2">../../Outpu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3.81cm" svg:height="0.762cm" svg:x="12.262cm" svg:y="0.362cm">
          <text:p text:style-name="P1"><text:span text:style-name="T1">Bin_Splitter.C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6.072cm" svg:y1="0.716cm" svg:x2="17.85cm" svg:y2="0.716cm">
          <text:p/>
        </draw:line>
        <draw:custom-shape draw:style-name="gr2" draw:text-style-name="P2" draw:layer="layout" svg:width="4.318cm" svg:height="0.762cm" svg:x="17.342cm" svg:y="0.362cm">
          <text:p text:style-name="P1"><text:span text:style-name="T2">env_bins.sh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.064cm" svg:height="0.762cm" svg:x="22.938cm" svg:y="0.308cm">
          <text:p text:style-name="P1"><text:span text:style-name="T1">source env_bins.sh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1.159cm" svg:y1="0.716cm" svg:x2="22.937cm" svg:y2="0.716cm">
          <text:p/>
        </draw:line>
        <draw:frame draw:style-name="gr4" draw:layer="layout" svg:width="11.684cm" svg:height="0.962cm" svg:x="0.254cm" svg:y="0.254cm">
          <draw:text-box>
            <text:p>Set environment before doing anything!</text:p>
          </draw:text-box>
        </draw:frame>
        <draw:line draw:style-name="gr5" draw:text-style-name="P1" draw:layer="layout" svg:x1="0.254cm" svg:y1="1.316cm" svg:x2="27.686cm" svg:y2="1.37cm">
          <text:p/>
        </draw:line>
        <draw:custom-shape draw:style-name="gr6" draw:text-style-name="P4" draw:layer="layout" svg:width="4.064cm" svg:height="0.762cm" svg:x="4.064cm" svg:y="1.514cm">
          <text:p text:style-name="P3"><text:span text:style-name="T3">counts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4.064cm" svg:height="0.762cm" svg:x="7.112cm" svg:y="1.514cm">
          <text:p text:style-name="P3"><text:span text:style-name="T3">rtree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2" draw:layer="layout" svg:width="4.064cm" svg:height="0.762cm" svg:x="10.16cm" svg:y="1.514cm">
          <text:p text:style-name="P1"><text:span text:style-name="T2">pol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4.064cm" svg:y1="4.064cm" svg:x2="4.064cm" svg:y2="5.842cm">
          <text:p/>
        </draw:line>
        <draw:custom-shape draw:style-name="gr8" draw:text-style-name="P2" draw:layer="layout" svg:width="4.064cm" svg:height="1.524cm" svg:x="2.032cm" svg:y="5.842cm">
          <text:p text:style-name="P1"><text:span text:style-name="T1">Output file reduction</text:span></text:p>
          <text:p text:style-name="P1"><text:span text:style-name="T2">loop_ReduceData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588cm" svg:height="0.997cm" svg:x="1.486cm" svg:y="8.418cm">
          <text:p text:style-name="P1"><text:span text:style-name="T1">reduced dataset</text:span></text:p>
          <text:p text:style-name="P1"><text:span text:style-name="T2">redse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4.064cm" svg:y1="7.366cm" svg:x2="4.064cm" svg:y2="8.382cm">
          <text:p/>
        </draw:line>
        <draw:custom-shape draw:style-name="gr9" draw:text-style-name="P2" draw:layer="layout" svg:width="3.764cm" svg:height="3.556cm" svg:x="1.57cm" svg:y="10.922cm">
          <text:p text:style-name="P1"><text:span text:style-name="T2">loop_Diagnostics</text:span></text:p>
          <text:p text:style-name="P1"><text:span text:style-name="T4">diagset/*.root</text:span></text:p>
          <text:p text:style-name="P1"><text:span text:style-name="T4"/></text:p>
          <text:p text:style-name="P1"><text:span text:style-name="T2">hadd_Diagnostics</text:span></text:p>
          <text:p text:style-name="P1"><text:span text:style-name="T2"/></text:p>
          <text:p text:style-name="P1"><text:span text:style-name="T2">add_diag.C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824cm" svg:height="0.762cm" svg:x="5.842cm" svg:y="12.446cm">
          <text:p text:style-name="P1"><text:span text:style-name="T2">diagset/all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2" draw:layer="layout" svg:width="4.318cm" svg:height="0.762cm" svg:x="6.096cm" svg:y="14.038cm">
          <text:p text:style-name="P1"><text:span text:style-name="T2">DrawDiagnostics.C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.588cm" svg:height="0.762cm" svg:x="7.112cm" svg:y="16.27cm">
          <text:p text:style-name="P1"><text:span text:style-name="T2">diag_plots/*/*.png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3.348cm" svg:y1="9.415cm" svg:x2="3.348cm" svg:y2="10.922cm">
          <text:p/>
        </draw:line>
        <draw:line draw:style-name="gr11" draw:text-style-name="P1" draw:layer="layout" svg:x1="3.556cm" svg:y1="14.224cm" svg:x2="3.048cm" svg:y2="17.048cm">
          <text:p/>
        </draw:line>
        <draw:line draw:style-name="gr12" draw:text-style-name="P1" draw:layer="layout" svg:x1="8.382cm" svg:y1="13.208cm" svg:x2="8.382cm" svg:y2="14.038cm">
          <text:p/>
        </draw:line>
        <draw:line draw:style-name="gr3" draw:text-style-name="P1" draw:layer="layout" svg:x1="6.35cm" svg:y1="17.794cm" svg:x2="7.62cm" svg:y2="17.794cm">
          <text:p/>
        </draw:line>
        <draw:line draw:style-name="gr5" draw:text-style-name="P1" draw:layer="layout" svg:x1="6.35cm" svg:y1="14.8cm" svg:x2="6.35cm" svg:y2="17.794cm">
          <text:p/>
        </draw:line>
        <draw:custom-shape draw:style-name="gr10" draw:text-style-name="P2" draw:layer="layout" svg:width="5.588cm" svg:height="0.762cm" svg:x="7.113cm" svg:y="15.371cm">
          <text:p text:style-name="P1"><text:span text:style-name="T2">diag_web.html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2" draw:layer="layout" svg:width="6.348cm" svg:height="0.762cm" svg:x="7.114cm" svg:y="17.272cm">
          <text:p text:style-name="P1"><text:span text:style-name="T2">diag_htmlfiles.tar.gz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6.337cm" svg:y1="16.694cm" svg:x2="7.607cm" svg:y2="16.694cm">
          <text:p/>
        </draw:line>
        <draw:line draw:style-name="gr3" draw:text-style-name="P1" draw:layer="layout" svg:x1="6.337cm" svg:y1="15.794cm" svg:x2="7.607cm" svg:y2="15.794cm">
          <text:p/>
        </draw:line>
        <draw:custom-shape draw:style-name="gr1" draw:text-style-name="P2" draw:layer="layout" svg:width="3.048cm" svg:height="0.762cm" svg:x="12.106cm" svg:y="12.392cm">
          <text:p text:style-name="P1"><text:span text:style-name="T2">MassCutter.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16cm" svg:height="0.762cm" svg:x="9.262cm" svg:y="9.714cm">
          <text:p text:style-name="P1"><text:span text:style-name="T2">mass_cuts.da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5.08cm" svg:height="0.762cm" svg:x="11.428cm" svg:y="10.776cm">
          <text:p text:style-name="P1"><text:span text:style-name="T2">mass_cuts.pdf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3" draw:text-style-name="P1" draw:layer="layout" svg:x1="10.966cm" svg:y1="10.468cm" svg:x2="10.966cm" svg:y2="11.938cm">
          <text:p/>
        </draw:line>
        <draw:line draw:style-name="gr3" draw:text-style-name="P1" draw:layer="layout" svg:x1="10.922cm" svg:y1="11.176cm" svg:x2="11.938cm" svg:y2="11.176cm">
          <text:p/>
        </draw:line>
        <draw:custom-shape draw:style-name="gr14" draw:text-style-name="P2" draw:layer="layout" svg:width="5.093cm" svg:height="1.37cm" svg:x="9.931cm" svg:y="6.504cm">
          <text:p text:style-name="P1"><text:span text:style-name="T1">Make Phi Distributions</text:span></text:p>
          <text:p text:style-name="P1"><text:span text:style-name="T2">loop_PhiDist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192cm" svg:y1="8.89cm" svg:x2="12.192cm" svg:y2="7.874cm">
          <text:p/>
        </draw:line>
        <draw:line draw:style-name="gr5" draw:text-style-name="P1" draw:layer="layout" svg:x1="6.35cm" svg:y1="8.89cm" svg:x2="12.192cm" svg:y2="8.89cm">
          <text:p/>
        </draw:line>
        <draw:custom-shape draw:style-name="gr14" draw:text-style-name="P2" draw:layer="layout" svg:width="5.588cm" svg:height="0.997cm" svg:x="9.144cm" svg:y="3.937cm">
          <text:p text:style-name="P1"><text:span text:style-name="T1">phi distributions</text:span></text:p>
          <text:p text:style-name="P1"><text:span text:style-name="T2">phise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246cm" svg:y1="6.504cm" svg:x2="12.246cm" svg:y2="4.934cm">
          <text:p/>
        </draw:line>
        <draw:line draw:style-name="gr5" draw:text-style-name="P1" draw:layer="layout" svg:x1="12.446cm" svg:y1="3.094cm" svg:x2="12.446cm" svg:y2="3.937cm">
          <text:p/>
        </draw:line>
        <draw:line draw:style-name="gr3" draw:text-style-name="P1" draw:layer="layout" svg:x1="12.446cm" svg:y1="3.094cm" svg:x2="15.748cm" svg:y2="3.094cm">
          <text:p/>
        </draw:line>
        <draw:custom-shape draw:style-name="gr15" draw:text-style-name="P2" draw:layer="layout" svg:width="3.248cm" svg:height="0.762cm" svg:x="15.756cm" svg:y="2.74cm">
          <text:p text:style-name="P1"><text:span text:style-name="T2">toa_add.C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7.526cm" svg:y1="3.502cm" svg:x2="17.526cm" svg:y2="4.318cm">
          <text:p/>
        </draw:line>
        <draw:custom-shape draw:style-name="gr15" draw:text-style-name="P2" draw:layer="layout" svg:width="4.826cm" svg:height="0.997cm" svg:x="15.04cm" svg:y="4.318cm">
          <text:p text:style-name="P1"><text:span text:style-name="T2">phiset/all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" draw:text-style-name="P2" draw:layer="layout" svg:width="5.588cm" svg:height="0.821cm" svg:x="22.02cm" svg:y="2.727cm">
          <text:p text:style-name="P1"><text:span text:style-name="T2">wdist_pdfs/*.pdf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9.05cm" svg:y1="3.094cm" svg:x2="22.86cm" svg:y2="3.048cm">
          <text:p/>
        </draw:line>
        <draw:custom-shape draw:style-name="gr16" draw:text-style-name="P2" draw:layer="layout" svg:width="6.171cm" svg:height="1.524cm" svg:x="21.261cm" svg:y="4.318cm">
          <text:p text:style-name="P1"><text:span text:style-name="T4">Manually look for</text:span></text:p>
          <text:p text:style-name="P1"><text:span text:style-name="T4">hot towers and append</text:span></text:p>
          <text:p text:style-name="P1"><text:span text:style-name="T4">the runs to </text:span><text:span text:style-name="T2">exclusion_list**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4.622cm" svg:y1="3.556cm" svg:x2="24.622cm" svg:y2="4.318cm">
          <text:p/>
        </draw:line>
        <draw:custom-shape draw:style-name="gr17" draw:text-style-name="P2" draw:layer="layout" svg:width="5.588cm" svg:height="0.821cm" svg:x="21.582cm" svg:y="6.858cm">
          <text:p text:style-name="P1"><text:span text:style-name="T2">exclusion_list_*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24.522cm" svg:y1="5.789cm" svg:x2="24.522cm" svg:y2="6.905cm">
          <text:p/>
        </draw:line>
        <draw:line draw:style-name="gr18" draw:text-style-name="P1" draw:layer="layout" svg:x1="22.352cm" svg:y1="7.166cm" svg:x2="14.986cm" svg:y2="7.166cm">
          <text:p/>
        </draw:line>
        <draw:line draw:style-name="gr19" draw:text-style-name="P1" draw:layer="layout" svg:x1="25.146cm" svg:y1="20.574cm" svg:x2="25.338cm" svg:y2="7.679cm">
          <text:p/>
        </draw:line>
        <draw:line draw:style-name="gr19" draw:text-style-name="P1" draw:layer="layout" svg:x1="0.362cm" svg:y1="20.574cm" svg:x2="25.146cm" svg:y2="20.574cm">
          <text:p/>
        </draw:line>
        <draw:line draw:style-name="gr19" draw:text-style-name="P1" draw:layer="layout" svg:x1="0.362cm" svg:y1="11.276cm" svg:x2="0.362cm" svg:y2="20.574cm">
          <text:p/>
        </draw:line>
        <draw:line draw:style-name="gr18" draw:text-style-name="P1" draw:layer="layout" svg:x1="0.362cm" svg:y1="11.276cm" svg:x2="1.57cm" svg:y2="11.276cm">
          <text:p/>
        </draw:line>
        <draw:line draw:style-name="gr3" draw:text-style-name="P1" draw:layer="layout" svg:x1="17.526cm" svg:y1="5.315cm" svg:x2="21.336cm" svg:y2="9.161cm">
          <text:p/>
        </draw:line>
        <draw:frame draw:style-name="gr20" draw:text-style-name="P5" draw:layer="layout" svg:width="4.02cm" svg:height="0.806cm" svg:x="0.062cm" svg:y="1.47cm">
          <draw:text-box>
            <text:p><text:span text:style-name="T5">Dependencies:</text:span></text:p>
          </draw:text-box>
        </draw:frame>
        <draw:line draw:style-name="gr5" draw:text-style-name="P1" draw:layer="layout" svg:x1="16.716cm" svg:y1="2.54cm" svg:x2="18.24cm" svg:y2="1.37cm">
          <text:p/>
        </draw:line>
        <draw:line draw:style-name="gr5" draw:text-style-name="P1" draw:layer="layout" svg:x1="16.716cm" svg:y1="2.54cm" svg:x2="0cm" svg:y2="2.54cm">
          <text:p/>
        </draw:line>
        <draw:line draw:style-name="gr5" draw:text-style-name="P1" draw:layer="layout" svg:x1="11.384cm" svg:y1="8.89cm" svg:x2="11.384cm" svg:y2="9.652cm">
          <text:p/>
        </draw:line>
        <draw:custom-shape draw:style-name="gr21" draw:text-style-name="P7" draw:layer="layout" svg:width="7.09cm" svg:height="5.317cm" svg:x="17.792cm" svg:y="9.161cm">
          <text:p text:style-name="P6"><text:span text:style-name="T2">asym_call_jets</text:span></text:p>
          <text:list text:style-name="L1">
            <text:list-item>
              <text:p text:style-name="P6"><text:span text:style-name="T4">calls </text:span><text:span text:style-name="T2">Asym3.C</text:span><text:span text:style-name="T4"> for three classes</text:span></text:p>
              <text:p text:style-name="P6"><text:span text:style-name="T4">of <text:s/>events (sph, pi0, thr)</text:span></text:p>
            </text:list-item>
            <text:list-item>
              <text:p text:style-name="P6"><text:span text:style-name="T4">then calls </text:span><text:span text:style-name="T2">DrawAsymmetries.C</text:span></text:p>
              <text:p text:style-name="P6"><text:span text:style-name="T4">which draws plots for asyms vs.</text:span></text:p>
            </text:list-item>
            <text:list-item>
              <text:p text:style-name="P6"><text:span text:style-name="T4">phi and vs. kinematic variables</text:span></text:p>
              <text:p text:style-name="P6"><text:span text:style-name="T4"/></text:p>
            </text:list-item>
          </text:list>
          <text:p text:style-name="P6"><text:span text:style-name="T2">asym_call_[anything else]</text:span></text:p>
          <text:list text:continue-numbering="true" text:style-name="L1">
            <text:list-item>
              <text:p text:style-name="P6"><text:span text:style-name="T4">diagnostic / consisincy check</text:span></text:p>
              <text:p text:style-name="P6"><text:span text:style-name="T4">scripts, which draw asymmetry</text:span></text:p>
              <text:p text:style-name="P6"><text:span text:style-name="T4">plots for specific runs, fills, etc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516cm" svg:height="2.794cm" svg:x="17.262cm" svg:y="9.161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5" draw:text-style-name="P1" draw:layer="layout" svg:x1="17.018cm" svg:y1="10.568cm" svg:x2="17.262cm" svg:y2="10.568cm">
          <text:p/>
        </draw:line>
        <draw:line draw:style-name="gr3" draw:text-style-name="P1" draw:layer="layout" svg:x1="17.272cm" svg:y1="14.732cm" svg:x2="18.288cm" svg:y2="16.002cm">
          <text:p/>
        </draw:line>
        <draw:custom-shape draw:style-name="gr23" draw:text-style-name="P2" draw:layer="layout" svg:width="5.588cm" svg:height="2.332cm" svg:x="11.83cm" svg:y="17.634cm">
          <text:p text:style-name="P1"><text:span text:style-name="T2">$outputdir/*.png</text:span></text:p>
          <text:p text:style-name="P1"><text:span text:style-name="T4">best viewed with</text:span></text:p>
          <text:p text:style-name="P1"><text:span text:style-name="T2">asym_plots/</text:span></text:p>
          <text:p text:style-name="P1"><text:span text:style-name="T2">asym_web.html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3" draw:text-style-name="P2" draw:layer="layout" svg:width="8.636cm" svg:height="0.762cm" svg:x="16.256cm" svg:y="19.304cm">
          <text:p text:style-name="P1"><text:span text:style-name="T2">$outputdir/asymcanv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" draw:text-style-name="P2" draw:layer="layout" svg:width="6.972cm" svg:height="2.286cm" svg:x="17.412cm" svg:y="14.986cm">
          <text:p text:style-name="P1"><text:span text:style-name="T4">asymmetry plots</text:span></text:p>
          <text:p text:style-name="P1"><text:span text:style-name="T2">spin*.root</text:span></text:p>
          <text:p text:style-name="P1"><text:span text:style-name="T4">(asym_call_jets</text:span></text:p>
          <text:p text:style-name="P1"><text:span text:style-name="T4">moves it to $outputdir)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9.812cm" svg:y1="18.034cm" svg:x2="16.764cm" svg:y2="18.796cm">
          <text:p/>
        </draw:line>
        <draw:line draw:style-name="gr3" draw:text-style-name="P1" draw:layer="layout" svg:x1="19.558cm" svg:y1="17.272cm" svg:x2="20.32cm" svg:y2="19.304cm">
          <text:p/>
        </draw:line>
        <draw:custom-shape draw:style-name="gr25" draw:text-style-name="P2" draw:layer="layout" svg:width="4.064cm" svg:height="0.762cm" svg:x="13.261cm" svg:y="1.515cm">
          <text:p text:style-name="P1"><text:span text:style-name="T2">trigid.da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0" draw:text-style-name="P8" draw:layer="layout" svg:width="2.674cm" svg:height="0.692cm" svg:x="19.466cm" svg:y="2.486cm">
          <draw:text-box>
            <text:p><text:span text:style-name="T6">printPDFs=1</text:span></text:p>
          </draw:text-box>
        </draw:frame>
        <draw:line draw:style-name="gr18" draw:text-style-name="P1" draw:layer="layout" svg:x1="6.604cm" svg:y1="10.16cm" svg:x2="5.334cm" svg:y2="10.922cm">
          <text:p/>
        </draw:line>
        <draw:line draw:style-name="gr19" draw:text-style-name="P1" draw:layer="layout" svg:x1="9.652cm" svg:y1="10.16cm" svg:x2="6.604cm" svg:y2="10.16cm">
          <text:p/>
        </draw:line>
        <draw:line draw:style-name="gr5" draw:text-style-name="P1" draw:layer="layout" svg:x1="17.018cm" svg:y1="10.568cm" svg:x2="17.272cm" svg:y2="14.732cm">
          <text:p/>
        </draw:line>
        <draw:line draw:style-name="gr26" draw:text-style-name="P1" draw:layer="layout" svg:x1="12.106cm" svg:y1="12.9cm" svg:x2="9.906cm" svg:y2="12.9cm">
          <text:p/>
        </draw:line>
        <draw:line draw:style-name="gr27" draw:text-style-name="P1" draw:layer="layout" svg:x1="10.966cm" svg:y1="11.938cm" svg:x2="12.036cm" svg:y2="12.346cm">
          <text:p/>
        </draw:line>
        <draw:line draw:style-name="gr11" draw:text-style-name="P1" draw:layer="layout" svg:x1="5.334cm" svg:y1="12.9cm" svg:x2="6.35cm" svg:y2="12.9cm">
          <text:p/>
        </draw:line>
        <draw:custom-shape draw:style-name="gr9" draw:text-style-name="P9" draw:layer="layout" svg:width="5.334cm" svg:height="1.27cm" svg:x="0.462cm" svg:y="17.048cm">
          <text:p text:style-name="P9"><text:span text:style-name="T7">diagset/setdep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3.002cm" svg:y1="18.318cm" svg:x2="3.002cm" svg:y2="19.334cm">
          <text:p/>
        </draw:line>
        <draw:custom-shape draw:style-name="gr28" draw:text-style-name="P10" draw:layer="layout" svg:width="4.318cm" svg:height="0.762cm" svg:x="1.27cm" svg:y="19.334cm">
          <text:p text:style-name="P1"><text:span text:style-name="T8">next p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2" draw:layer="layout" svg:width="8.636cm" svg:height="1.27cm" svg:x="0.971cm" svg:y="2.294cm">
          <text:p text:style-name="P1"><text:span text:style-name="T1">root12fms Output files</text:span></text:p>
          <text:p text:style-name="P1"><text:span text:style-name="T2">../../Outpu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0" draw:text-style-name="P2" draw:layer="layout" svg:width="3.865cm" svg:height="0.762cm" svg:x="2.748cm" svg:y="4.58cm">
          <text:p text:style-name="P1"><text:span text:style-name="T2">BxingDistPi0.C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2" draw:layer="layout" svg:width="4.98cm" svg:height="0.997cm" svg:x="6.604cm" svg:y="6.369cm">
          <text:p text:style-name="P1"><text:span text:style-name="T2">RUNLIST.da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4.78cm" svg:y1="3.564cm" svg:x2="4.78cm" svg:y2="4.58cm">
          <text:p/>
        </draw:line>
        <draw:line draw:style-name="gr3" draw:text-style-name="P1" draw:layer="layout" svg:x1="4.726cm" svg:y1="5.342cm" svg:x2="3.048cm" svg:y2="7.112cm">
          <text:p/>
        </draw:line>
        <draw:frame draw:style-name="gr4" draw:layer="layout" svg:width="8.89cm" svg:height="0.962cm" svg:x="1.524cm" svg:y="0.508cm">
          <draw:text-box>
            <text:p>Some Diagnostics...</text:p>
          </draw:text-box>
        </draw:frame>
        <draw:custom-shape draw:style-name="gr30" draw:text-style-name="P2" draw:layer="layout" svg:width="4.98cm" svg:height="0.997cm" svg:x="0.508cm" svg:y="7.112cm">
          <text:p text:style-name="P1"><text:span text:style-name="T2">pi0_bx_dist.pdf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4.726cm" svg:y1="5.342cm" svg:x2="7.112cm" svg:y2="6.858cm">
          <text:p/>
        </draw:line>
        <draw:custom-shape draw:style-name="gr10" draw:text-style-name="P2" draw:layer="layout" svg:width="5.564cm" svg:height="0.762cm" svg:x="7.136cm" svg:y="9.398cm">
          <text:p text:style-name="P1"><text:span text:style-name="T2">loop_HotChannelSearch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8.636cm" svg:y1="7.366cm" svg:x2="9.398cm" svg:y2="9.398cm">
          <text:p/>
        </draw:line>
        <draw:line draw:style-name="gr3" draw:text-style-name="P1" draw:layer="layout" svg:x1="7.136cm" svg:y1="9.652cm" svg:x2="5.334cm" svg:y2="9.652cm">
          <text:p/>
        </draw:line>
        <draw:custom-shape draw:style-name="gr31" draw:text-style-name="P2" draw:layer="layout" svg:width="4.98cm" svg:height="0.997cm" svg:x="1.016cm" svg:y="9.144cm">
          <text:p text:style-name="P1"><text:span text:style-name="T2">chandists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2" draw:layer="layout" svg:width="5.564cm" svg:height="0.762cm" svg:x="0.532cm" svg:y="11.684cm">
          <text:p text:style-name="P1"><text:span text:style-name="T2">HotChannelDraw.C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4.98cm" svg:height="0.997cm" svg:x="0.762cm" svg:y="13.786cm">
          <text:p text:style-name="P1"><text:span text:style-name="T2">hot_chan.pdf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3.048cm" svg:y1="10.141cm" svg:x2="3.048cm" svg:y2="11.684cm">
          <text:p/>
        </draw:line>
        <draw:line draw:style-name="gr3" draw:text-style-name="P1" draw:layer="layout" svg:x1="3.048cm" svg:y1="12.446cm" svg:x2="3.048cm" svg:y2="13.786cm">
          <text:p/>
        </draw:line>
        <draw:custom-shape draw:style-name="gr9" draw:text-style-name="P2" draw:layer="layout" svg:width="6.096cm" svg:height="0.762cm" svg:x="13.524cm" svg:y="4.778cm">
          <text:p text:style-name="P1"><text:span text:style-name="T2">diagset/setdep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6.302cm" svg:y1="3.232cm" svg:x2="16.302cm" svg:y2="4.739cm">
          <text:p/>
        </draw:line>
        <draw:custom-shape draw:style-name="gr28" draw:text-style-name="P11" draw:layer="layout" svg:width="4.318cm" svg:height="1.062cm" svg:x="14.124cm" svg:y="2.116cm">
          <text:p text:style-name="P2"><text:span text:style-name="T9">from previous p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3.208cm" svg:y1="10.414cm" svg:x2="13.208cm" svg:y2="-0.254cm">
          <text:p/>
        </draw:line>
        <draw:line draw:style-name="gr5" draw:text-style-name="P1" draw:layer="layout" svg:x1="4.826cm" svg:y1="15.494cm" svg:x2="13.208cm" svg:y2="10.414cm">
          <text:p/>
        </draw:line>
        <draw:line draw:style-name="gr5" draw:text-style-name="P1" draw:layer="layout" svg:x1="-0.508cm" svg:y1="15.494cm" svg:x2="4.826cm" svg:y2="15.494cm">
          <text:p/>
        </draw:line>
        <draw:custom-shape draw:style-name="gr2" draw:text-style-name="P2" draw:layer="layout" svg:width="3.764cm" svg:height="1.016cm" svg:x="21.59cm" svg:y="4.648cm">
          <text:p text:style-name="P1"><text:span text:style-name="T2">print_diag.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096cm" svg:height="0.762cm" svg:x="20.574cm" svg:y="2.616cm">
          <text:p text:style-name="P1"><text:span text:style-name="T2">pdf_kincorr/*/*/*.pdf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23.622cm" svg:y1="4.648cm" svg:x2="23.622cm" svg:y2="3.378cm">
          <text:p/>
        </draw:line>
        <draw:line draw:style-name="gr3" draw:text-style-name="P1" draw:layer="layout" svg:x1="18.796cm" svg:y1="5.156cm" svg:x2="21.59cm" svg:y2="5.156cm">
          <text:p/>
        </draw:line>
        <draw:custom-shape draw:style-name="gr32" draw:text-style-name="P2" draw:layer="layout" svg:width="4.793cm" svg:height="1.016cm" svg:x="14.765cm" svg:y="6.934cm">
          <text:p text:style-name="P1"><text:span text:style-name="T2">DrawPtThreshes.C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6.096cm" svg:height="1.253cm" svg:x="20.928cm" svg:y="6.951cm">
          <text:p text:style-name="P1"><text:span text:style-name="T2">diagset/ptthresh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6.256cm" svg:y1="5.54cm" svg:x2="16.256cm" svg:y2="6.934cm">
          <text:p/>
        </draw:line>
        <draw:line draw:style-name="gr3" draw:text-style-name="P1" draw:layer="layout" svg:x1="19.558cm" svg:y1="7.442cm" svg:x2="21.844cm" svg:y2="7.442cm">
          <text:p/>
        </draw:line>
        <draw:custom-shape draw:style-name="gr8" draw:text-style-name="P2" draw:layer="layout" svg:width="5.588cm" svg:height="0.997cm" svg:x="0.062cm" svg:y="16.826cm">
          <text:p text:style-name="P1"><text:span text:style-name="T1">reduced dataset</text:span></text:p>
          <text:p text:style-name="P1"><text:span text:style-name="T2">redse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4.888cm" svg:y1="17.334cm" svg:x2="7.174cm" svg:y2="17.334cm">
          <text:p/>
        </draw:line>
        <draw:custom-shape draw:style-name="gr10" draw:text-style-name="P2" draw:layer="layout" svg:width="3.808cm" svg:height="0.762cm" svg:x="7.174cm" svg:y="17.026cm">
          <text:p text:style-name="P1"><text:span text:style-name="T2">KinVarVsRun.C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4.98cm" svg:height="0.997cm" svg:x="6.158cm" svg:y="18.858cm">
          <text:p text:style-name="P1"><text:span text:style-name="T2">kinvarse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layer="layout" svg:width="8.89cm" svg:height="0.962cm" svg:x="0.762cm" svg:y="15.802cm">
          <draw:text-box>
            <text:p>Kinematic vs. Run plots</text:p>
          </draw:text-box>
        </draw:frame>
        <draw:frame draw:style-name="gr4" draw:layer="layout" svg:width="11.171cm" svg:height="0.962cm" svg:x="14.478cm" svg:y="0.508cm">
          <draw:text-box>
            <text:p>Tracking run-dependent thresholds</text:p>
          </draw:text-box>
        </draw:frame>
        <draw:line draw:style-name="gr3" draw:text-style-name="P1" draw:layer="layout" svg:x1="9.036cm" svg:y1="17.788cm" svg:x2="9.036cm" svg:y2="18.858cm">
          <text:p/>
        </draw:line>
        <presentation:notes draw:style-name="dp2">
          <draw:page-thumbnail draw:style-name="gr29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8T17:04:25.424070660</meta:creation-date>
    <dc:date>2016-06-06T18:02:15.496027838</dc:date>
    <meta:editing-duration>P4DT14H58M50S</meta:editing-duration>
    <meta:editing-cycles>42</meta:editing-cycles>
    <meta:generator>LibreOffice/4.2.8.2$Linux_X86_64 LibreOffice_project/420m0$Build-2</meta:generator>
    <meta:document-statistic meta:object-count="141"/>
  </office:meta>
</office:document-meta>
</file>